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653cm"/>
    </style:style>
    <style:style style:name="Table1.B" style:family="table-column">
      <style:table-column-properties style:column-width="6.629cm"/>
    </style:style>
    <style:style style:name="Table1.C" style:family="table-column">
      <style:table-column-properties style:column-width="6.719cm"/>
    </style:style>
    <style:style style:name="Table1.A1" style:family="table-cell">
      <style:table-cell-properties style:vertical-align="middle" fo:padding-left="0cm" fo:padding-right="0cm" fo:padding-top="0cm" fo:padding-bottom="0.185cm" fo:border-left="none" fo:border-right="none" fo:border-top="none" fo:border-bottom="1.5pt solid #ededed"/>
    </style:style>
    <style:style style:name="Table1.A17" style:family="table-cell">
      <style:table-cell-properties style:vertical-align="middle" fo:padding="0cm" fo:border="none"/>
    </style:style>
    <style:style style:name="P1" style:family="paragraph" style:parent-style-name="Table_20_Heading">
      <style:paragraph-properties fo:text-align="end" style:justify-single-word="false"/>
      <style:text-properties fo:font-weight="bold"/>
    </style:style>
    <style:style style:name="T1" style:family="text">
      <style:text-properties fo:color="#ae5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iffenTable"/><text:bookmark text:name="row1"/></text:p>
      <table:table table:name="Table1" table:style-name="Table1">
        <table:table-column table:style-name="Table1.A"/>
        <table:table-column table:style-name="Table1.B"/>
        <table:table-column table:style-name="Table1.C"/>
        <table:table-row>
          <table:table-cell table:style-name="Table1.A1" office:value-type="string">
            <text:p text:style-name="P1">Acronym for<text:bookmark text:name="valtd1_1"/></text:p>
          </table:table-cell>
          <table:table-cell table:style-name="Table1.A1" office:value-type="string">
            <text:p text:style-name="Table_20_Contents">Transmission Control Protocol<text:bookmark text:name="valtd1_2"/></text:p>
          </table:table-cell>
          <table:table-cell table:style-name="Table1.A1" office:value-type="string">
            <text:p text:style-name="Table_20_Contents">User Datagram Protocol or Universal Datagram Protocol<text:bookmark text:name="row2"/></text:p>
          </table:table-cell>
        </table:table-row>
        <table:table-row>
          <table:table-cell table:style-name="Table1.A1" office:value-type="string">
            <text:p text:style-name="P1">Connection<text:bookmark text:name="valtd2_1"/></text:p>
          </table:table-cell>
          <table:table-cell table:style-name="Table1.A1" office:value-type="string">
            <text:p text:style-name="Table_20_Contents">TCP is a connection-oriented protocol.<text:bookmark text:name="valtd2_2"/></text:p>
          </table:table-cell>
          <table:table-cell table:style-name="Table1.A1" office:value-type="string">
            <text:p text:style-name="Table_20_Contents">UDP is a connectionless protocol.<text:bookmark text:name="row3"/></text:p>
          </table:table-cell>
        </table:table-row>
        <table:table-row>
          <table:table-cell table:style-name="Table1.A1" office:value-type="string">
            <text:p text:style-name="P1">Function<text:bookmark text:name="valtd3_1"/></text:p>
          </table:table-cell>
          <table:table-cell table:style-name="Table1.A1" office:value-type="string">
            <text:p text:style-name="Table_20_Contents">As a message makes its way across the <text:a xlink:type="simple" xlink:href="http://www.diffen.com/difference/Internet_vs_World_Wide_Web" text:style-name="Internet_20_link" text:visited-style-name="Visited_20_Internet_20_Link"><text:span text:style-name="T1">internet</text:span></text:a> from one computer to another. This is connection based.<text:bookmark text:name="valtd3_2"/></text:p>
          </table:table-cell>
          <table:table-cell table:style-name="Table1.A1" office:value-type="string">
            <text:p text:style-name="Table_20_Contents">UDP is also a protocol used in message transport or transfer. This is not connection based which means that one program can send a load of packets to another and that would be the end of the relationship.<text:bookmark text:name="row4"/></text:p>
          </table:table-cell>
        </table:table-row>
        <table:table-row>
          <table:table-cell table:style-name="Table1.A1" office:value-type="string">
            <text:p text:style-name="P1">Usage<text:bookmark text:name="valtd4_1"/></text:p>
          </table:table-cell>
          <table:table-cell table:style-name="Table1.A1" office:value-type="string">
            <text:p text:style-name="Table_20_Contents">TCP is suited for applications that require high reliability, and transmission time is relatively less critical.<text:bookmark text:name="valtd4_2"/></text:p>
          </table:table-cell>
          <table:table-cell table:style-name="Table1.A1" office:value-type="string">
            <text:p text:style-name="Table_20_Contents">UDP is suitable for applications that need fast, efficient transmission, such as games. UDP's stateless nature is also useful for servers that answer small queries from huge numbers of clients.<text:bookmark text:name="row5"/></text:p>
          </table:table-cell>
        </table:table-row>
        <table:table-row>
          <table:table-cell table:style-name="Table1.A1" office:value-type="string">
            <text:p text:style-name="P1">Use by other protocols<text:bookmark text:name="valtd5_1"/></text:p>
          </table:table-cell>
          <table:table-cell table:style-name="Table1.A1" office:value-type="string">
            <text:p text:style-name="Table_20_Contents">HTTP, HTTPs, FTP, SMTP, Telnet<text:bookmark text:name="valtd5_2"/></text:p>
          </table:table-cell>
          <table:table-cell table:style-name="Table1.A1" office:value-type="string">
            <text:p text:style-name="Table_20_Contents">DNS, DHCP, TFTP, SNMP, RIP, VOIP.<text:bookmark text:name="row6"/></text:p>
          </table:table-cell>
        </table:table-row>
        <table:table-row>
          <table:table-cell table:style-name="Table1.A1" office:value-type="string">
            <text:p text:style-name="P1">Ordering of data packets<text:bookmark text:name="valtd6_1"/></text:p>
          </table:table-cell>
          <table:table-cell table:style-name="Table1.A1" office:value-type="string">
            <text:p text:style-name="Table_20_Contents">TCP rearranges <text:a xlink:type="simple" xlink:href="http://www.diffen.com/difference/Data_vs_Information" text:style-name="Internet_20_link" text:visited-style-name="Visited_20_Internet_20_Link"><text:span text:style-name="T1">data</text:span></text:a> packets in the order specified.<text:bookmark text:name="valtd6_2"/></text:p>
          </table:table-cell>
          <table:table-cell table:style-name="Table1.A1" office:value-type="string">
            <text:p text:style-name="Table_20_Contents">UDP has no inherent order as all packets are independent of each other. If ordering is required, it has to be managed by the application layer.<text:bookmark text:name="row7"/></text:p>
          </table:table-cell>
        </table:table-row>
        <table:table-row>
          <table:table-cell table:style-name="Table1.A1" office:value-type="string">
            <text:p text:style-name="P1">Speed of transfer<text:bookmark text:name="valtd7_1"/></text:p>
          </table:table-cell>
          <table:table-cell table:style-name="Table1.A1" office:value-type="string">
            <text:p text:style-name="Table_20_Contents">The speed for TCP is slower than UDP.<text:bookmark text:name="valtd7_2"/></text:p>
          </table:table-cell>
          <table:table-cell table:style-name="Table1.A1" office:value-type="string">
            <text:p text:style-name="Table_20_Contents">UDP is faster because error recovery is not attempted. It is a "best effort" protocol.<text:bookmark text:name="row8"/></text:p>
          </table:table-cell>
        </table:table-row>
        <table:table-row>
          <table:table-cell table:style-name="Table1.A1" office:value-type="string">
            <text:p text:style-name="P1">Reliability<text:bookmark text:name="valtd8_1"/></text:p>
          </table:table-cell>
          <table:table-cell table:style-name="Table1.A1" office:value-type="string">
            <text:p text:style-name="Table_20_Contents">There is absolute guarantee that the data transferred remains intact and arrives in the same order in which it was sent.</text:p>
          </table:table-cell>
          <table:table-cell table:style-name="Table1.A1" office:value-type="string">
            <text:p text:style-name="Table_20_Contents">There is no guarantee that the messages or packets sent would reach at all.<text:bookmark text:name="row9"/></text:p>
          </table:table-cell>
        </table:table-row>
        <table:table-row>
          <table:table-cell table:style-name="Table1.A1" office:value-type="string">
            <text:p text:style-name="P1">Header Size<text:bookmark text:name="valtd9_1"/></text:p>
          </table:table-cell>
          <table:table-cell table:style-name="Table1.A1" office:value-type="string">
            <text:p text:style-name="Table_20_Contents">TCP header size is 20 bytes<text:bookmark text:name="valtd9_2"/></text:p>
          </table:table-cell>
          <table:table-cell table:style-name="Table1.A1" office:value-type="string">
            <text:p text:style-name="Table_20_Contents">UDP Header size is 8 bytes.<text:bookmark text:name="row10"/></text:p>
          </table:table-cell>
        </table:table-row>
        <table:table-row>
          <table:table-cell table:style-name="Table1.A1" office:value-type="string">
            <text:p text:style-name="P1">Common Header Fields<text:bookmark text:name="valtd10_1"/></text:p>
          </table:table-cell>
          <table:table-cell table:style-name="Table1.A1" office:value-type="string">
            <text:p text:style-name="Table_20_Contents">Source port, Destination port, Check Sum<text:bookmark text:name="valtd10_2"/></text:p>
          </table:table-cell>
          <table:table-cell table:style-name="Table1.A1" office:value-type="string">
            <text:p text:style-name="Table_20_Contents">Source port, Destination port, Check Sum<text:bookmark text:name="row11"/></text:p>
          </table:table-cell>
        </table:table-row>
        <table:table-row>
          <table:table-cell table:style-name="Table1.A1" office:value-type="string">
            <text:p text:style-name="P1">Streaming of data<text:bookmark text:name="valtd11_1"/></text:p>
          </table:table-cell>
          <table:table-cell table:style-name="Table1.A1" office:value-type="string">
            <text:p text:style-name="Table_20_Contents">Data is read as a byte stream, no distinguishing indications are transmitted to signal message (segment) boundaries.<text:bookmark text:name="valtd11_2"/></text:p>
          </table:table-cell>
          <table:table-cell table:style-name="Table1.A1" office:value-type="string">
            <text:p text:style-name="Table_20_Contents">Packets are sent individually and are checked for integrity only if they arrive. Packets have definite boundaries which are honored upon receipt, meaning a read operation at the receiver socket will yield an entire message as it was originally sent.<text:bookmark text:name="row12"/></text:p>
          </table:table-cell>
        </table:table-row>
        <table:table-row>
          <table:table-cell table:style-name="Table1.A1" office:value-type="string">
            <text:p text:style-name="P1">Weight<text:bookmark text:name="valtd12_1"/></text:p>
          </table:table-cell>
          <table:table-cell table:style-name="Table1.A1" office:value-type="string">
            <text:p text:style-name="Table_20_Contents">TCP is heavy-weight. TCP requires three packets to set up a socket connection, before any user data can be sent. TCP handles reliability and congestion control.<text:bookmark text:name="valtd12_2"/></text:p>
          </table:table-cell>
          <table:table-cell table:style-name="Table1.A1" office:value-type="string">
            <text:p text:style-name="Table_20_Contents">UDP is lightweight. There is no ordering of messages, no tracking connections, etc. It is a small transport layer designed on top of IP.<text:bookmark text:name="row13"/></text:p>
          </table:table-cell>
        </table:table-row>
        <table:table-row>
          <table:table-cell table:style-name="Table1.A1" office:value-type="string">
            <text:p text:style-name="P1">Data Flow Control<text:bookmark text:name="valtd13_1"/></text:p>
          </table:table-cell>
          <table:table-cell table:style-name="Table1.A1" office:value-type="string">
            <text:p text:style-name="Table_20_Contents">TCP does Flow Control. TCP requires three packets to set up a socket connection, before any user data can <text:soft-page-break/>be sent. TCP handles reliability and congestion control.<text:bookmark text:name="valtd13_2"/></text:p>
          </table:table-cell>
          <table:table-cell table:style-name="Table1.A1" office:value-type="string">
            <text:p text:style-name="Table_20_Contents">UDP does not have an option for flow control<text:bookmark text:name="row14"/></text:p>
          </table:table-cell>
        </table:table-row>
        <table:table-row>
          <table:table-cell table:style-name="Table1.A1" office:value-type="string">
            <text:p text:style-name="P1">Error Checking<text:bookmark text:name="valtd14_1"/></text:p>
          </table:table-cell>
          <table:table-cell table:style-name="Table1.A1" office:value-type="string">
            <text:p text:style-name="Table_20_Contents">TCP does error checking and error recovery. Erroneous packets are retransmitted from the source to the destination.<text:bookmark text:name="valtd14_2"/></text:p>
          </table:table-cell>
          <table:table-cell table:style-name="Table1.A1" office:value-type="string">
            <text:p text:style-name="Table_20_Contents">UDP does error checking but simply discards erroneous packets. Error recovery is not attempted.<text:bookmark text:name="row15"/></text:p>
          </table:table-cell>
        </table:table-row>
        <table:table-row>
          <table:table-cell table:style-name="Table1.A1" office:value-type="string">
            <text:p text:style-name="P1">Fields<text:bookmark text:name="valtd15_1"/></text:p>
          </table:table-cell>
          <table:table-cell table:style-name="Table1.A1" office:value-type="string">
            <text:p text:style-name="Table_20_Contents">1. Sequence Number, 2. AcK number, 3. Data offset, 4. Reserved, 5. Control bit, 6. Window, 7. Urgent Pointer 8. Options, 9. Padding, 10. Check Sum, 11. Source port, 12. Destination port<text:bookmark text:name="valtd15_2"/></text:p>
          </table:table-cell>
          <table:table-cell table:style-name="Table1.A1" office:value-type="string">
            <text:p text:style-name="Table_20_Contents">1. Length, 2. Source port, 3. Destination port, 4. Check Sum<text:bookmark text:name="row16"/></text:p>
          </table:table-cell>
        </table:table-row>
        <table:table-row>
          <table:table-cell table:style-name="Table1.A1" office:value-type="string">
            <text:p text:style-name="P1">Acknowledgement<text:bookmark text:name="valtd16_1"/></text:p>
          </table:table-cell>
          <table:table-cell table:style-name="Table1.A1" office:value-type="string">
            <text:p text:style-name="Table_20_Contents">Acknowledgement segments<text:bookmark text:name="valtd16_2"/></text:p>
          </table:table-cell>
          <table:table-cell table:style-name="Table1.A1" office:value-type="string">
            <text:p text:style-name="Table_20_Contents">No Acknowledgment<text:bookmark text:name="row17"/></text:p>
          </table:table-cell>
        </table:table-row>
        <table:table-row>
          <table:table-cell table:style-name="Table1.A17" office:value-type="string">
            <text:p text:style-name="P1">Handshake<text:bookmark text:name="valtd17_1"/></text:p>
          </table:table-cell>
          <table:table-cell table:style-name="Table1.A17" office:value-type="string">
            <text:p text:style-name="Table_20_Contents">SYN, SYN-ACK, ACK<text:bookmark text:name="valtd17_2"/></text:p>
          </table:table-cell>
          <table:table-cell table:style-name="Table1.A17" office:value-type="string">
            <text:p text:style-name="Table_20_Contents">No handshake (connectionless protoco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9T14:34:43.953630593</meta:creation-date>
    <dc:date>2017-08-09T14:41:42.106784199</dc:date>
    <meta:editing-duration>PT6M58S</meta:editing-duration>
    <meta:editing-cycles>1</meta:editing-cycles>
    <meta:document-statistic meta:table-count="1" meta:image-count="0" meta:object-count="0" meta:page-count="2" meta:paragraph-count="51" meta:word-count="511" meta:character-count="3114" meta:non-whitespace-character-count="2654"/>
    <meta:generator>LibreOffice/5.1.6.2$Linux_X86_64 LibreOffice_project/10m0$Build-2</meta:generator>
  </office:meta>
</office:document-meta>
</file>